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style:shadow="none"/>
      <style:text-properties officeooo:paragraph-rsid="0017273a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officeooo:paragraph-rsid="00157aba"/>
    </style:style>
    <style:style style:name="P3" style:family="paragraph" style:parent-style-name="Text_20_body">
      <style:paragraph-properties style:shadow="none"/>
      <style:text-properties officeooo:paragraph-rsid="0017273a"/>
    </style:style>
    <style:style style:name="P4" style:family="paragraph" style:parent-style-name="Text_20_body">
      <style:paragraph-properties style:shadow="none"/>
      <style:text-properties officeooo:paragraph-rsid="0013023f"/>
    </style:style>
    <style:style style:name="P5" style:family="paragraph" style:parent-style-name="Text_20_body">
      <style:paragraph-properties style:shadow="none"/>
      <style:text-properties officeooo:rsid="001e7afd" officeooo:paragraph-rsid="001e7afd"/>
    </style:style>
    <style:style style:name="P6" style:family="paragraph" style:parent-style-name="Text_20_body">
      <style:paragraph-properties fo:break-before="column" style:shadow="none"/>
      <style:text-properties officeooo:paragraph-rsid="00157aba"/>
    </style:style>
    <style:style style:name="P7" style:family="paragraph" style:parent-style-name="Footer">
      <style:text-properties officeooo:rsid="0020bad6" officeooo:paragraph-rsid="0020bad6"/>
    </style:style>
    <style:style style:name="P8" style:family="paragraph" style:parent-style-name="Header">
      <style:text-properties officeooo:rsid="0020bad6" officeooo:paragraph-rsid="0020bad6"/>
    </style:style>
    <style:style style:name="P9" style:family="paragraph" style:parent-style-name="Heading_20_1">
      <style:paragraph-properties style:shadow="none"/>
      <style:text-properties officeooo:paragraph-rsid="001e7afd"/>
    </style:style>
    <style:style style:name="P10" style:family="paragraph" style:parent-style-name="Heading_20_3">
      <style:paragraph-properties fo:break-before="column" fo:padding="0.051cm" fo:border-left="none" fo:border-right="none" fo:border-top="0.06pt solid #000000" fo:border-bottom="0.06pt solid #000000" style:shadow="none"/>
    </style:style>
    <style:style style:name="P11" style:family="paragraph" style:parent-style-name="Heading_20_3">
      <style:paragraph-properties fo:padding="0.051cm" fo:border-left="none" fo:border-right="none" fo:border-top="0.06pt solid #000000" fo:border-bottom="0.06pt solid #000000" style:shadow="none"/>
    </style:style>
    <style:style style:name="P12" style:family="paragraph" style:parent-style-name="Heading_20_3">
      <style:paragraph-properties fo:padding="0.051cm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13" style:family="paragraph" style:parent-style-name="Text_20_body" style:list-style-name="L1">
      <style:paragraph-properties style:shadow="none"/>
      <style:text-properties fo:font-weight="normal" officeooo:rsid="0013f2a7" officeooo:paragraph-rsid="0013f2a7"/>
    </style:style>
    <style:style style:name="P14" style:family="paragraph" style:parent-style-name="Text_20_body" style:list-style-name="L1">
      <style:paragraph-properties style:shadow="none"/>
      <style:text-properties fo:font-weight="normal" officeooo:rsid="0013f2a7" officeooo:paragraph-rsid="00157aba"/>
    </style:style>
    <style:style style:name="P15" style:family="paragraph" style:parent-style-name="Text_20_body" style:list-style-name="L1">
      <style:paragraph-properties style:shadow="none"/>
      <style:text-properties fo:font-weight="normal" officeooo:rsid="001e7afd" officeooo:paragraph-rsid="001e7afd"/>
    </style:style>
    <style:style style:name="P16" style:family="paragraph" style:parent-style-name="Text_20_body" style:list-style-name="L2">
      <style:paragraph-properties style:shadow="none"/>
      <style:text-properties officeooo:rsid="001e7afd" officeooo:paragraph-rsid="001e7afd"/>
    </style:style>
    <style:style style:name="P17" style:family="paragraph" style:parent-style-name="Text_20_body">
      <style:paragraph-properties style:shadow="none"/>
      <style:text-properties officeooo:rsid="001e7afd" officeooo:paragraph-rsid="001e7afd"/>
    </style:style>
    <style:style style:name="P18" style:family="paragraph" style:parent-style-name="Text_20_body">
      <style:paragraph-properties style:shadow="none"/>
      <style:text-properties officeooo:rsid="0020bad6" officeooo:paragraph-rsid="0020bad6"/>
    </style:style>
    <style:style style:name="T1" style:family="text">
      <style:text-properties fo:font-weight="normal" officeooo:rsid="0013f2a7"/>
    </style:style>
    <style:style style:name="T2" style:family="text">
      <style:text-properties fo:font-weight="normal" officeooo:rsid="0017273a"/>
    </style:style>
    <style:style style:name="T3" style:family="text">
      <style:text-properties fo:font-weight="normal" officeooo:rsid="001e7afd"/>
    </style:style>
    <style:style style:name="T4" style:family="text">
      <style:text-properties fo:font-weight="normal" officeooo:rsid="001ec3f8"/>
    </style:style>
    <style:style style:name="T5" style:family="text">
      <style:text-properties fo:font-weight="normal" officeooo:rsid="00207060"/>
    </style:style>
    <style:style style:name="T6" style:family="text">
      <style:text-properties fo:font-style="normal" fo:font-weight="normal" officeooo:rsid="0017273a"/>
    </style:style>
    <style:style style:name="T7" style:family="text">
      <style:text-properties fo:font-style="normal" fo:font-weight="normal" officeooo:rsid="001e7afd"/>
    </style:style>
    <style:style style:name="T8" style:family="text">
      <style:text-properties fo:font-weight="bold" officeooo:rsid="0013f2a7"/>
    </style:style>
    <style:style style:name="T9" style:family="text">
      <style:text-properties fo:font-weight="bold" officeooo:rsid="001e7afd"/>
    </style:style>
    <style:style style:name="T10" style:family="text">
      <style:text-properties fo:font-weight="bold" officeooo:rsid="0017273a"/>
    </style:style>
    <style:style style:name="T11" style:family="text">
      <style:text-properties fo:font-weight="bold" officeooo:rsid="00157aba"/>
    </style:style>
    <style:style style:name="T12" style:family="text">
      <style:text-properties officeooo:rsid="001e7afd"/>
    </style:style>
    <style:style style:name="T13" style:family="text">
      <style:text-properties fo:color="#666666" fo:font-weight="bold" officeooo:rsid="001e7afd"/>
    </style:style>
    <style:style style:name="T14" style:family="text">
      <style:text-properties fo:color="#666666" fo:font-weight="bold" officeooo:rsid="0013023f"/>
    </style:style>
    <style:style style:name="T15" style:family="text">
      <style:text-properties fo:color="#666666" fo:font-weight="bold" officeooo:rsid="0020bad6"/>
    </style:style>
    <style:style style:name="T16" style:family="text">
      <style:text-properties style:font-name="Liberation Sans" fo:font-size="18.2000007629395pt" fo:font-weight="bold" officeooo:rsid="001fe17e"/>
    </style:style>
    <style:style style:name="T17" style:family="text">
      <style:text-properties style:font-name="Liberation Sans" fo:font-size="18.2000007629395pt" fo:font-weight="bold" officeooo:rsid="001e7afd"/>
    </style:style>
    <style:style style:name="T18" style:family="text">
      <style:text-properties officeooo:rsid="0020bad6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cm" fo:end-indent="0cm"/>
          <style:column style:rel-width="2174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16">Candidate</text:span><text:span text:style-name="T17"> Name</text:span></text:h>
      <text:p text:style-name="P5"><text:span text:style-name="T13">100 Derp Avenue</text:span><text:span text:style-name="T14"><text:line-break/>Address Line 2</text:span></text:p>
      <text:p text:style-name="P4"><text:span text:style-name="T14">(</text:span><text:span text:style-name="T13">555</text:span><text:span text:style-name="T14">) </text:span><text:span text:style-name="T13">555</text:span><text:span text:style-name="T14"> </text:span><text:span text:style-name="T13">5555</text:span></text:p>
      <text:p text:style-name="P4"><text:span text:style-name="T15">candidate.name</text:span><text:span text:style-name="T14">@example.com<text:line-break/></text:span><text:span text:style-name="T15">candidate.name.</text:span><text:span text:style-name="T13">example.com</text:span></text:p>
      <text:h text:style-name="P10" text:outline-level="3">Education</text:h>
      <text:p text:style-name="P1"><text:span text:style-name="T8">PhD in </text:span><text:span text:style-name="T9">Derping</text:span><text:span text:style-name="T8"><text:line-break/></text:span><text:span text:style-name="T1">University of </text:span><text:span text:style-name="T3">Blorp</text:span><text:span text:style-name="T1">, May 201</text:span><text:span text:style-name="T3">5</text:span><text:span text:style-name="T1"><text:line-break/></text:span><text:span text:style-name="T6">Cumulative GPA: </text:span><text:span text:style-name="T7">3.</text:span><text:span text:style-name="T6">89</text:span></text:p>
      <text:p text:style-name="P3"><text:span text:style-name="T10">BS in </text:span><text:span text:style-name="T9">Blorpology</text:span><text:span text:style-name="T2"><text:line-break/></text:span><text:span text:style-name="T3">Blorf</text:span><text:span text:style-name="T2"> College, May 200</text:span><text:span text:style-name="T3">1</text:span><text:span text:style-name="T2"><text:line-break/>Cumulative GPA: </text:span><text:span text:style-name="T3">2</text:span><text:span text:style-name="T2">.26</text:span></text:p>
      <text:h text:style-name="P12" text:outline-level="3">Experience</text:h>
      <text:section text:style-name="Sect1" text:name="Section1">
        <text:p text:style-name="P2"><text:span text:style-name="T9">Chief Derping Officer</text:span><text:span text:style-name="T8"><text:line-break/></text:span><text:span text:style-name="T3">Some Company</text:span></text:p>
        <text:p text:style-name="P6"><text:span text:style-name="T3">July</text:span><text:span text:style-name="T1"> 201</text:span><text:span text:style-name="T3">1</text:span><text:span text:style-name="T1"> – Mar 201</text:span><text:span text:style-name="T5">2</text:span></text:p>
      </text:section>
      <text:list xml:id="list1770297215" text:style-name="L1">
        <text:list-item>
          <text:p text:style-name="P13"><text:s/><text:span text:style-name="T12">Derped pretty hard</text:span></text:p>
        </text:list-item>
        <text:list-item>
          <text:p text:style-name="P15">Coordinated derping efforts</text:p>
        </text:list-item>
      </text:list>
      <text:section text:style-name="Sect1" text:name="Section2">
        <text:p text:style-name="P2"><text:span text:style-name="T9">Senior Derper</text:span><text:span text:style-name="T11"><text:line-break/></text:span><text:span text:style-name="T4">Some Other Company</text:span></text:p>
        <text:p text:style-name="P6"><text:span text:style-name="T3">Apr</text:span><text:span text:style-name="T1"> 20</text:span><text:span text:style-name="T3">01</text:span><text:span text:style-name="T1"> – </text:span><text:span text:style-name="T3">Jan</text:span><text:span text:style-name="T1"> 201</text:span><text:span text:style-name="T3">1</text:span><text:span text:style-name="T1"> </text:span></text:p>
      </text:section>
      <text:list xml:id="list111250163869875" text:continue-numbering="true" text:style-name="L1">
        <text:list-item>
          <text:p text:style-name="P14"><text:s/><text:span text:style-name="T12">Guided junior derpers</text:span></text:p>
        </text:list-item>
        <text:list-item>
          <text:p text:style-name="P15">Created derp infrastructure</text:p>
        </text:list-item>
      </text:list>
      <text:h text:style-name="P11" text:outline-level="3">Skills</text:h>
      <text:section text:style-name="Sect2" text:name="Section3">
        <text:list xml:id="list1851413192" text:style-name="L2">
          <text:list-item>
            <text:p text:style-name="P16">Derping</text:p>
          </text:list-item>
          <text:list-item>
            <text:p text:style-name="P16">LibreOffice</text:p>
          </text:list-item>
        </text:list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18">(Continued on the next page)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><text:soft-page-break/></text:p>
        <text:p text:style-name="P5"/>
        <text:list xml:id="list111248886797682" text:continue-numbering="true" text:style-name="L2">
          <text:list-item>
            <text:p text:style-name="P16">Golang</text:p>
          </text:list-item>
          <text:list-item>
            <text:p text:style-name="P16">PDFs<text:line-break/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0bad6" officeooo:paragraph-rsid="0020bad6"/>
    </style:style>
    <style:style style:name="MP2" style:family="paragraph" style:parent-style-name="Footer">
      <style:text-properties officeooo:rsid="0020bad6" officeooo:paragraph-rsid="0020bad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>
          <style:column style:rel-width="3456*" fo:start-indent="0cm" fo:end-indent="0cm"/>
          <style:column style:rel-width="651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y name is CaNdiDate NaMe!</text:p>
      </style:header>
      <style:footer>
        <text:p text:style-name="MP2">Candidate Name is my nam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6T12:14:34.382902335</meta:creation-date>
    <meta:editing-duration>PT6M21S</meta:editing-duration>
    <meta:editing-cycles>6</meta:editing-cycles>
    <meta:generator>LibreOffice/6.4.3.2$Linux_X86_64 LibreOffice_project/40$Build-2</meta:generator>
    <dc:title>Resume</dc:title>
    <dc:date>2020-06-20T11:12:29.695861631</dc:date>
    <meta:document-statistic meta:table-count="0" meta:image-count="0" meta:object-count="0" meta:page-count="2" meta:paragraph-count="24" meta:word-count="94" meta:character-count="579" meta:non-whitespace-character-count="511"/>
    <meta:template xlink:type="simple" xlink:actuate="onRequest" xlink:title="Resume" xlink:href="../../../../../usr/lib/libreoffice/share/template/common/personal/Resume1page.ott" meta:date="2020-06-06T12:14:33.790498500"/>
  </office:meta>
</office:document-meta>
</file>